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UIFont" svg:font-family=".AppleSystemUIFont"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automatic-styles>
    <style:style style:name="P1" style:family="paragraph" style:parent-style-name="Preformatted_20_Text">
      <style:text-properties style:font-name="Courier" fo:font-size="10.5pt" officeooo:rsid="0030f95c" officeooo:paragraph-rsid="0037a5b4" style:font-size-asian="10.5pt" style:font-size-complex="10.5pt"/>
    </style:style>
    <style:style style:name="P2" style:family="paragraph" style:parent-style-name="Preformatted_20_Text">
      <style:text-properties style:font-name="Courier" fo:font-size="10.5pt" officeooo:paragraph-rsid="0037a5b4" style:font-size-asian="10.5pt" style:font-size-complex="10.5pt"/>
    </style:style>
    <style:style style:name="P3" style:family="paragraph" style:parent-style-name="Preformatted_20_Text">
      <style:text-properties style:font-name="Courier" fo:font-size="10.5pt" officeooo:rsid="003d2f88" officeooo:paragraph-rsid="003d2f88" style:font-size-asian="10.5pt" style:font-size-complex="10.5pt"/>
    </style:style>
    <style:style style:name="P4" style:family="paragraph" style:parent-style-name="Plain_20_Text">
      <style:text-properties style:text-underline-style="none" officeooo:paragraph-rsid="0007690e"/>
    </style:style>
    <style:style style:name="P5" style:family="paragraph" style:parent-style-name="Plain_20_Text">
      <style:text-properties style:text-underline-style="none" officeooo:paragraph-rsid="00361765"/>
    </style:style>
    <style:style style:name="P6" style:family="paragraph" style:parent-style-name="Plain_20_Text">
      <style:text-properties style:text-line-through-style="none" style:text-line-through-type="none" style:font-name="Ubuntu" style:text-underline-style="none" officeooo:paragraph-rsid="00361765"/>
    </style:style>
    <style:style style:name="P7" style:family="paragraph" style:parent-style-name="Plain_20_Text">
      <style:text-properties style:text-line-through-style="none" style:text-line-through-type="none" officeooo:rsid="00435a56" officeooo:paragraph-rsid="00435a56"/>
    </style:style>
    <style:style style:name="P8" style:family="paragraph" style:parent-style-name="Plain_20_Text">
      <style:text-properties style:text-line-through-style="none" style:text-line-through-type="none" officeooo:rsid="0044b200" officeooo:paragraph-rsid="0044b200"/>
    </style:style>
    <style:style style:name="P9" style:family="paragraph" style:parent-style-name="Plain_20_Text">
      <style:text-properties style:text-line-through-style="none" style:text-line-through-type="none" officeooo:rsid="0045c4bc" officeooo:paragraph-rsid="0045c4bc"/>
    </style:style>
    <style:style style:name="P10" style:family="paragraph" style:parent-style-name="Plain_20_Text">
      <style:text-properties officeooo:paragraph-rsid="0030f95c"/>
    </style:style>
    <style:style style:name="P11" style:family="paragraph" style:parent-style-name="Plain_20_Text">
      <style:text-properties officeooo:paragraph-rsid="0007690e"/>
    </style:style>
    <style:style style:name="P12" style:family="paragraph" style:parent-style-name="Plain_20_Text">
      <style:text-properties style:font-name="Courier" fo:font-size="10.5pt" officeooo:rsid="0030f95c" officeooo:paragraph-rsid="0030f95c" style:font-size-asian="10.5pt" style:font-size-complex="10.5pt"/>
    </style:style>
    <style:style style:name="P13" style:family="paragraph" style:parent-style-name="Plain_20_Text">
      <style:text-properties style:font-name="Courier" fo:font-size="10.5pt" officeooo:rsid="0030f95c" officeooo:paragraph-rsid="0037a5b4" style:font-size-asian="10.5pt" style:font-size-complex="10.5pt"/>
    </style:style>
    <style:style style:name="P14" style:family="paragraph" style:parent-style-name="Plain_20_Text">
      <style:text-properties style:font-name="Courier" fo:font-size="10.5pt" officeooo:rsid="0030f95c" officeooo:paragraph-rsid="003f53a8" style:font-size-asian="10.5pt" style:font-size-complex="10.5pt"/>
    </style:style>
    <style:style style:name="P15" style:family="paragraph" style:parent-style-name="Plain_20_Text">
      <style:text-properties style:font-name="Courier" fo:font-size="10.5pt" officeooo:rsid="002272b9" officeooo:paragraph-rsid="00398c75" style:font-size-asian="10.5pt" style:font-size-complex="10.5pt"/>
    </style:style>
    <style:style style:name="P16" style:family="paragraph" style:parent-style-name="Plain_20_Text">
      <style:text-properties style:font-name="Courier" fo:font-size="10.5pt" officeooo:paragraph-rsid="00361765" style:font-size-asian="10.5pt" style:font-size-complex="10.5pt"/>
    </style:style>
    <style:style style:name="P17" style:family="paragraph" style:parent-style-name="Plain_20_Text">
      <style:text-properties style:font-name="Courier" fo:font-size="10.5pt" officeooo:paragraph-rsid="0037a5b4" style:font-size-asian="10.5pt" style:font-size-complex="10.5pt"/>
    </style:style>
    <style:style style:name="P18" style:family="paragraph" style:parent-style-name="Plain_20_Text">
      <style:text-properties style:font-name="Courier" fo:font-size="10.5pt" officeooo:rsid="003d2f88" officeooo:paragraph-rsid="0030f95c" style:font-size-asian="10.5pt" style:font-size-complex="10.5pt"/>
    </style:style>
    <style:style style:name="P19" style:family="paragraph" style:parent-style-name="Plain_20_Text">
      <style:text-properties style:font-name="Courier" fo:font-size="10.5pt" officeooo:rsid="003d2f88" officeooo:paragraph-rsid="003d2f88" style:font-size-asian="10.5pt" style:font-size-complex="10.5pt"/>
    </style:style>
    <style:style style:name="P20" style:family="paragraph" style:parent-style-name="Plain_20_Text">
      <style:text-properties style:font-name="Courier" fo:font-size="10.5pt" officeooo:rsid="003d2f88" officeooo:paragraph-rsid="00505efe" style:font-size-asian="10.5pt" style:font-size-complex="10.5pt"/>
    </style:style>
    <style:style style:name="P21" style:family="paragraph" style:parent-style-name="Plain_20_Text">
      <style:text-properties style:font-name="Courier" fo:font-size="10.5pt" officeooo:rsid="00490c12" officeooo:paragraph-rsid="00490c12" style:font-size-asian="10.5pt" style:font-size-complex="10.5pt"/>
    </style:style>
    <style:style style:name="P22" style:family="paragraph" style:parent-style-name="Plain_20_Text">
      <style:text-properties style:font-name="Courier" fo:font-size="10.5pt" officeooo:rsid="00490c12" officeooo:paragraph-rsid="004da20a" style:font-size-asian="10.5pt" style:font-size-complex="10.5pt"/>
    </style:style>
    <style:style style:name="P23" style:family="paragraph" style:parent-style-name="Plain_20_Text">
      <style:text-properties style:font-name="Courier" fo:font-size="10.5pt" officeooo:rsid="004da20a" officeooo:paragraph-rsid="004da20a" style:font-size-asian="10.5pt" style:font-size-complex="10.5pt"/>
    </style:style>
    <style:style style:name="P24" style:family="paragraph" style:parent-style-name="Plain_20_Text">
      <style:text-properties style:font-name="Courier" fo:font-size="10.5pt" officeooo:rsid="001506de" officeooo:paragraph-rsid="00546389" style:font-size-asian="10.5pt" style:font-size-complex="10.5pt"/>
    </style:style>
    <style:style style:name="P25" style:family="paragraph" style:parent-style-name="Plain_20_Text">
      <style:text-properties style:font-name="Courier" fo:font-size="14pt" style:text-underline-style="solid" style:text-underline-width="auto" style:text-underline-color="font-color" officeooo:rsid="0030f95c" officeooo:paragraph-rsid="0030f95c" style:font-size-asian="14pt" style:font-size-complex="14pt"/>
    </style:style>
    <style:style style:name="P26" style:family="paragraph" style:parent-style-name="Plain_20_Text">
      <style:text-properties style:font-name="Courier" fo:font-size="14pt" style:text-underline-style="solid" style:text-underline-width="auto" style:text-underline-color="font-color" officeooo:rsid="0030f95c" officeooo:paragraph-rsid="003edf60" style:font-size-asian="14pt" style:font-size-complex="14pt"/>
    </style:style>
    <style:style style:name="P27" style:family="paragraph" style:parent-style-name="Plain_20_Text">
      <style:text-properties style:font-name="Courier" fo:font-size="14pt" officeooo:rsid="0030f95c" officeooo:paragraph-rsid="003edf60" style:font-size-asian="14pt" style:font-size-complex="14pt"/>
    </style:style>
    <style:style style:name="P28" style:family="paragraph" style:parent-style-name="Plain_20_Text">
      <style:text-properties style:font-name="Courier" fo:font-size="15pt" style:text-underline-style="solid" style:text-underline-width="auto" style:text-underline-color="font-color" officeooo:rsid="0030f95c" officeooo:paragraph-rsid="0030f95c" style:font-size-asian="15pt" style:font-size-complex="15pt"/>
    </style:style>
    <style:style style:name="P29" style:family="paragraph" style:parent-style-name="Plain_20_Text">
      <style:text-properties style:font-name="Courier" fo:font-size="13pt" officeooo:rsid="0030f95c" officeooo:paragraph-rsid="0032868f" style:font-size-asian="13pt" style:font-size-complex="13pt"/>
    </style:style>
    <style:style style:name="P30" style:family="paragraph" style:parent-style-name="Plain_20_Text">
      <style:text-properties style:font-name="Courier" fo:font-size="13pt" officeooo:rsid="0030f95c" officeooo:paragraph-rsid="00490c12" style:font-size-asian="13pt" style:font-size-complex="13pt"/>
    </style:style>
    <style:style style:name="P31" style:family="paragraph" style:parent-style-name="Plain_20_Text">
      <style:text-properties officeooo:paragraph-rsid="0013863a"/>
    </style:style>
    <style:style style:name="P32" style:family="paragraph" style:parent-style-name="Plain_20_Text">
      <style:text-properties officeooo:paragraph-rsid="00186502"/>
    </style:style>
    <style:style style:name="P33" style:family="paragraph" style:parent-style-name="Plain_20_Text">
      <style:text-properties officeooo:rsid="001cc803" officeooo:paragraph-rsid="001cc803"/>
    </style:style>
    <style:style style:name="P34" style:family="paragraph" style:parent-style-name="Plain_20_Text">
      <style:text-properties officeooo:rsid="001e5b0e" officeooo:paragraph-rsid="001e5b0e"/>
    </style:style>
    <style:style style:name="P35" style:family="paragraph" style:parent-style-name="Plain_20_Text">
      <style:text-properties officeooo:rsid="001e5b0e" officeooo:paragraph-rsid="0032868f"/>
    </style:style>
    <style:style style:name="P36" style:family="paragraph" style:parent-style-name="Plain_20_Text">
      <style:text-properties officeooo:rsid="001e5b0e" officeooo:paragraph-rsid="003419aa"/>
    </style:style>
    <style:style style:name="P37" style:family="paragraph" style:parent-style-name="Plain_20_Text">
      <style:text-properties officeooo:rsid="001e5b0e" officeooo:paragraph-rsid="0007690e"/>
    </style:style>
    <style:style style:name="P38" style:family="paragraph" style:parent-style-name="Plain_20_Text">
      <style:text-properties officeooo:rsid="001f2749" officeooo:paragraph-rsid="001f2749"/>
    </style:style>
    <style:style style:name="P39" style:family="paragraph" style:parent-style-name="Plain_20_Text">
      <style:text-properties officeooo:rsid="0020a50e" officeooo:paragraph-rsid="0020a50e"/>
    </style:style>
    <style:style style:name="P40" style:family="paragraph" style:parent-style-name="Plain_20_Text">
      <style:text-properties officeooo:rsid="0020bc75" officeooo:paragraph-rsid="00398c75"/>
    </style:style>
    <style:style style:name="P41" style:family="paragraph" style:parent-style-name="Plain_20_Text">
      <style:text-properties officeooo:rsid="00212576" officeooo:paragraph-rsid="00398c75"/>
    </style:style>
    <style:style style:name="P42" style:family="paragraph" style:parent-style-name="Plain_20_Text">
      <style:text-properties officeooo:rsid="002272b9" officeooo:paragraph-rsid="0007690e"/>
    </style:style>
    <style:style style:name="P43" style:family="paragraph" style:parent-style-name="Plain_20_Text">
      <style:text-properties officeooo:rsid="002272b9" officeooo:paragraph-rsid="00398c75"/>
    </style:style>
    <style:style style:name="P44" style:family="paragraph" style:parent-style-name="Plain_20_Text">
      <style:text-properties officeooo:rsid="00249541" officeooo:paragraph-rsid="0032868f"/>
    </style:style>
    <style:style style:name="P45" style:family="paragraph" style:parent-style-name="Plain_20_Text">
      <style:text-properties officeooo:paragraph-rsid="0032868f"/>
    </style:style>
    <style:style style:name="P46" style:family="paragraph" style:parent-style-name="Plain_20_Text">
      <style:text-properties officeooo:paragraph-rsid="00361765"/>
    </style:style>
    <style:style style:name="P47" style:family="paragraph" style:parent-style-name="Plain_20_Text">
      <style:text-properties officeooo:rsid="0037a5b4" officeooo:paragraph-rsid="0037a5b4"/>
    </style:style>
    <style:style style:name="P48" style:family="paragraph" style:parent-style-name="Plain_20_Text">
      <style:text-properties officeooo:rsid="0037a5b4" officeooo:paragraph-rsid="004f8019"/>
    </style:style>
    <style:style style:name="P49" style:family="paragraph" style:parent-style-name="Plain_20_Text">
      <style:text-properties officeooo:paragraph-rsid="00398c75"/>
    </style:style>
    <style:style style:name="P50" style:family="paragraph" style:parent-style-name="Plain_20_Text">
      <style:text-properties style:text-underline-style="solid" style:text-underline-width="auto" style:text-underline-color="font-color" officeooo:paragraph-rsid="00361765"/>
    </style:style>
    <style:style style:name="P51" style:family="paragraph" style:parent-style-name="Plain_20_Text">
      <style:text-properties style:text-underline-style="solid" style:text-underline-width="auto" style:text-underline-color="font-color" officeooo:paragraph-rsid="0032868f"/>
    </style:style>
    <style:style style:name="P52" style:family="paragraph" style:parent-style-name="Plain_20_Text">
      <style:text-properties officeooo:rsid="00404417" officeooo:paragraph-rsid="00404417"/>
    </style:style>
    <style:style style:name="P53" style:family="paragraph" style:parent-style-name="Plain_20_Text">
      <style:text-properties style:text-line-through-style="solid" style:text-line-through-type="single" officeooo:rsid="002272b9" officeooo:paragraph-rsid="00398c75"/>
    </style:style>
    <style:style style:name="P54" style:family="paragraph" style:parent-style-name="Plain_20_Text">
      <style:text-properties style:text-line-through-style="solid" style:text-line-through-type="single" officeooo:rsid="002272b9" officeooo:paragraph-rsid="00519971"/>
    </style:style>
    <style:style style:name="P55" style:family="paragraph" style:parent-style-name="Plain_20_Text">
      <style:text-properties style:text-line-through-style="solid" style:text-line-through-type="single" style:font-name="Courier" fo:font-size="10.5pt" officeooo:rsid="002272b9" officeooo:paragraph-rsid="00519971" style:font-size-asian="10.5pt" style:font-size-complex="10.5pt"/>
    </style:style>
    <style:style style:name="P56" style:family="paragraph" style:parent-style-name="Plain_20_Text">
      <style:text-properties officeooo:paragraph-rsid="00478cc7"/>
    </style:style>
    <style:style style:name="P57" style:family="paragraph" style:parent-style-name="Plain_20_Text">
      <style:text-properties officeooo:rsid="003419aa" officeooo:paragraph-rsid="003419aa"/>
    </style:style>
    <style:style style:name="P58" style:family="paragraph" style:parent-style-name="Plain_20_Text">
      <style:text-properties officeooo:paragraph-rsid="00479f69"/>
    </style:style>
    <style:style style:name="P59" style:family="paragraph" style:parent-style-name="Plain_20_Text">
      <style:text-properties officeooo:rsid="0047a290" officeooo:paragraph-rsid="0047a290"/>
    </style:style>
    <style:style style:name="P60" style:family="paragraph" style:parent-style-name="Plain_20_Text">
      <style:text-properties officeooo:paragraph-rsid="00490c12"/>
    </style:style>
    <style:style style:name="P61" style:family="paragraph" style:parent-style-name="Plain_20_Text">
      <style:text-properties officeooo:paragraph-rsid="004b2af6"/>
    </style:style>
    <style:style style:name="P62" style:family="paragraph" style:parent-style-name="Plain_20_Text">
      <style:text-properties officeooo:paragraph-rsid="004dacda"/>
    </style:style>
    <style:style style:name="P63" style:family="paragraph" style:parent-style-name="Plain_20_Text">
      <style:text-properties officeooo:rsid="004dacda" officeooo:paragraph-rsid="004dacda"/>
    </style:style>
    <style:style style:name="P64" style:family="paragraph" style:parent-style-name="Plain_20_Text">
      <style:text-properties officeooo:rsid="004f8019" officeooo:paragraph-rsid="004f8019"/>
    </style:style>
    <style:style style:name="P65" style:family="paragraph" style:parent-style-name="Plain_20_Text">
      <style:text-properties fo:font-size="14pt" style:text-underline-style="solid" style:text-underline-width="auto" style:text-underline-color="font-color" officeooo:paragraph-rsid="0030f95c" style:font-size-asian="14pt" style:font-size-complex="14pt"/>
    </style:style>
    <style:style style:name="P66" style:family="paragraph" style:parent-style-name="Plain_20_Text">
      <style:text-properties officeooo:rsid="001506de" officeooo:paragraph-rsid="003f53a8"/>
    </style:style>
    <style:style style:name="P67" style:family="paragraph" style:parent-style-name="Plain_20_Text">
      <style:text-properties officeooo:paragraph-rsid="0054f46b"/>
    </style:style>
    <style:style style:name="P68" style:family="paragraph" style:parent-style-name="Plain_20_Text">
      <style:text-properties fo:font-size="13pt" officeooo:paragraph-rsid="00398c75" style:font-size-asian="13pt" style:font-size-complex="13pt"/>
    </style:style>
    <style:style style:name="P69" style:family="paragraph" style:parent-style-name="Plain_20_Text">
      <style:text-properties officeooo:paragraph-rsid="00567f3b"/>
    </style:style>
    <style:style style:name="P70" style:family="paragraph" style:parent-style-name="Plain_20_Text">
      <style:text-properties officeooo:rsid="00567f3b" officeooo:paragraph-rsid="00567f3b"/>
    </style:style>
    <style:style style:name="P71" style:family="paragraph" style:parent-style-name="Plain_20_Text">
      <style:paragraph-properties fo:margin-left="1.27cm" fo:margin-right="0cm" fo:text-indent="0cm" style:auto-text-indent="false"/>
      <style:text-properties officeooo:paragraph-rsid="0007690e"/>
    </style:style>
    <style:style style:name="P72" style:family="paragraph" style:parent-style-name="Plain_20_Text" style:master-page-name="Standard">
      <style:paragraph-properties style:page-number="auto"/>
      <style:text-properties officeooo:paragraph-rsid="0007690e"/>
    </style:style>
    <style:style style:name="P73" style:family="paragraph" style:parent-style-name="Plain_20_Text">
      <style:text-properties style:font-name="Courier" fo:font-size="10.5pt" officeooo:paragraph-rsid="00361765" style:font-size-asian="10.5pt" style:font-size-complex="10.5pt"/>
    </style:style>
    <style:style style:name="P74" style:family="paragraph" style:parent-style-name="Plain_20_Text">
      <style:text-properties style:font-name="Courier" fo:font-size="10.5pt" officeooo:rsid="0054f46b" officeooo:paragraph-rsid="0054f46b" style:font-size-asian="10.5pt" style:font-size-complex="10.5pt"/>
    </style:style>
    <style:style style:name="P75" style:family="paragraph" style:parent-style-name="Plain_20_Text">
      <style:text-properties style:font-name="Courier" fo:font-size="10.5pt" officeooo:rsid="0030f95c" officeooo:paragraph-rsid="004c134f" style:font-size-asian="10.5pt" style:font-size-complex="10.5pt"/>
    </style:style>
    <style:style style:name="P76" style:family="paragraph" style:parent-style-name="Plain_20_Text">
      <style:text-properties style:font-name="Courier" fo:font-size="10.5pt" officeooo:rsid="0030f95c" officeooo:paragraph-rsid="00567f3b" style:font-size-asian="10.5pt" style:font-size-complex="10.5pt"/>
    </style:style>
    <style:style style:name="P77" style:family="paragraph" style:parent-style-name="Plain_20_Text">
      <style:text-properties style:font-name="Courier" fo:font-size="10.5pt" officeooo:rsid="004c134f" officeooo:paragraph-rsid="004c134f" style:font-size-asian="10.5pt" style:font-size-complex="10.5pt"/>
    </style:style>
    <style:style style:name="P78" style:family="paragraph" style:parent-style-name="Plain_20_Text">
      <style:text-properties style:font-name="Courier" fo:font-size="10.5pt" officeooo:rsid="004dacda" officeooo:paragraph-rsid="004dacda" style:font-size-asian="10.5pt" style:font-size-complex="10.5pt"/>
    </style:style>
    <style:style style:name="P79" style:family="paragraph" style:parent-style-name="Plain_20_Text">
      <style:text-properties style:font-name="Courier" fo:font-size="13pt" officeooo:rsid="00546389" officeooo:paragraph-rsid="00546389" style:font-size-asian="13pt" style:font-size-complex="13pt"/>
    </style:style>
    <style:style style:name="P80" style:family="paragraph" style:parent-style-name="Plain_20_Text">
      <style:text-properties officeooo:rsid="00479f69" officeooo:paragraph-rsid="00479f69"/>
    </style:style>
    <style:style style:name="P81" style:family="paragraph" style:parent-style-name="Plain_20_Text">
      <style:text-properties officeooo:rsid="0054f46b" officeooo:paragraph-rsid="004c134f"/>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Courier" fo:font-size="10.5pt" style:font-size-asian="10.5pt" style:font-size-complex="10.5pt"/>
    </style:style>
    <style:style style:name="T2" style:family="text">
      <style:text-properties style:font-name="Courier" fo:font-size="10.5pt" officeooo:rsid="0030f95c" style:font-size-asian="10.5pt" style:font-size-complex="10.5pt"/>
    </style:style>
    <style:style style:name="T3" style:family="text">
      <style:text-properties style:font-name="Courier" fo:font-size="10.5pt" officeooo:rsid="004dacda" style:font-size-asian="10.5pt" style:font-size-complex="10.5pt"/>
    </style:style>
    <style:style style:name="T4" style:family="text">
      <style:text-properties style:font-name="Courier" fo:font-size="10.5pt" officeooo:rsid="004eddc9" style:font-size-asian="10.5pt" style:font-size-complex="10.5pt"/>
    </style:style>
    <style:style style:name="T5" style:family="text">
      <style:text-properties style:font-name="Courier" fo:font-size="10.5pt" officeooo:rsid="0047f5bb" style:font-size-asian="10.5pt" style:font-size-complex="10.5pt"/>
    </style:style>
    <style:style style:name="T6" style:family="text">
      <style:text-properties style:font-name="Courier" fo:font-size="10.5pt" officeooo:rsid="004a43dd" style:font-size-asian="10.5pt" style:font-size-complex="10.5pt"/>
    </style:style>
    <style:style style:name="T7" style:family="text">
      <style:text-properties style:font-name="Courier" fo:font-size="10.5pt" officeooo:rsid="001506de" style:font-size-asian="10.5pt" style:font-size-complex="10.5pt"/>
    </style:style>
    <style:style style:name="T8" style:family="text">
      <style:text-properties style:font-name="Courier" fo:font-size="10.5pt" officeooo:rsid="0054f46b" style:font-size-asian="10.5pt" style:font-size-complex="10.5pt"/>
    </style:style>
    <style:style style:name="T9" style:family="text">
      <style:text-properties style:font-name="Courier" fo:font-size="10.5pt" officeooo:rsid="00567f3b" style:font-size-asian="10.5pt" style:font-size-complex="10.5pt"/>
    </style:style>
    <style:style style:name="T10" style:family="text">
      <style:text-properties officeooo:rsid="001b0809"/>
    </style:style>
    <style:style style:name="T11" style:family="text">
      <style:text-properties officeooo:rsid="001e5b0e"/>
    </style:style>
    <style:style style:name="T12" style:family="text">
      <style:text-properties officeooo:rsid="001f2749"/>
    </style:style>
    <style:style style:name="T13" style:family="text">
      <style:text-properties officeooo:rsid="0020a50e"/>
    </style:style>
    <style:style style:name="T14" style:family="text">
      <style:text-properties officeooo:rsid="00212576"/>
    </style:style>
    <style:style style:name="T15" style:family="text">
      <style:text-properties officeooo:rsid="0024b9d9"/>
    </style:style>
    <style:style style:name="T16" style:family="text">
      <style:text-properties officeooo:rsid="002567d6"/>
    </style:style>
    <style:style style:name="T17" style:family="text">
      <style:text-properties officeooo:rsid="0011acf2"/>
    </style:style>
    <style:style style:name="T18" style:family="text">
      <style:text-properties fo:color="#800000"/>
    </style:style>
    <style:style style:name="T19" style:family="text">
      <style:text-properties fo:color="#800000" style:font-name="Courier" fo:font-size="10.5pt" style:font-size-asian="10.5pt" style:font-size-complex="10.5pt"/>
    </style:style>
    <style:style style:name="T20" style:family="text">
      <style:text-properties officeooo:rsid="001319a9"/>
    </style:style>
    <style:style style:name="T21" style:family="text">
      <style:text-properties officeooo:rsid="0037a5b4"/>
    </style:style>
    <style:style style:name="T22" style:family="text">
      <style:text-properties officeooo:rsid="0038dd92"/>
    </style:style>
    <style:style style:name="T23" style:family="text">
      <style:text-properties officeooo:rsid="00398c75"/>
    </style:style>
    <style:style style:name="T24" style:family="text">
      <style:text-properties officeooo:rsid="003b7c98"/>
    </style:style>
    <style:style style:name="T25" style:family="text">
      <style:text-properties officeooo:rsid="003d2f88"/>
    </style:style>
    <style:style style:name="T26" style:family="text">
      <style:text-properties officeooo:rsid="003de412"/>
    </style:style>
    <style:style style:name="T27" style:family="text">
      <style:text-properties officeooo:rsid="003edf60"/>
    </style:style>
    <style:style style:name="T28" style:family="text">
      <style:text-properties officeooo:rsid="003f53a8"/>
    </style:style>
    <style:style style:name="T29" style:family="text">
      <style:text-properties officeooo:rsid="0044b200"/>
    </style:style>
    <style:style style:name="T30" style:family="text">
      <style:text-properties officeooo:rsid="00478cc7"/>
    </style:style>
    <style:style style:name="T31" style:family="text">
      <style:text-properties officeooo:rsid="00479f69"/>
    </style:style>
    <style:style style:name="T32" style:family="text">
      <style:text-properties officeooo:rsid="004b2af6"/>
    </style:style>
    <style:style style:name="T33" style:family="text">
      <style:text-properties officeooo:rsid="004c134f"/>
    </style:style>
    <style:style style:name="T34" style:family="text">
      <style:text-properties officeooo:rsid="004da20a"/>
    </style:style>
    <style:style style:name="T35" style:family="text">
      <style:text-properties officeooo:rsid="004dacda"/>
    </style:style>
    <style:style style:name="T36" style:family="text">
      <style:text-properties officeooo:rsid="004eddc9"/>
    </style:style>
    <style:style style:name="T37" style:family="text">
      <style:text-properties officeooo:rsid="004f8019"/>
    </style:style>
    <style:style style:name="T38" style:family="text">
      <style:text-properties officeooo:rsid="00505efe"/>
    </style:style>
    <style:style style:name="T39" style:family="text">
      <style:text-properties officeooo:rsid="00537f9d"/>
    </style:style>
    <style:style style:name="T40" style:family="text">
      <style:text-properties officeooo:rsid="00546389"/>
    </style:style>
    <style:style style:name="T41" style:family="text">
      <style:text-properties officeooo:rsid="001506de"/>
    </style:style>
    <style:style style:name="T42" style:family="text">
      <style:text-properties officeooo:rsid="0055eb14"/>
    </style:style>
    <style:style style:name="T43" style:family="text">
      <style:text-properties officeooo:rsid="00567f3b"/>
    </style:style>
    <style:style style:name="T44" style:family="text">
      <style:text-properties style:use-window-font-color="true" style:text-outline="false" style:text-line-through-style="none" style:text-line-through-type="none" style:text-position="0% 100%" style:font-name=".AppleSystemUIFont"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Plan :</text:p>
      <text:p text:style-name="P11"/>
      <text:p text:style-name="P4">######## les gestes et les mouvements font partie intégrante de la communication / du quotidien ######</text:p>
      <text:p text:style-name="P4"/>
      <text:p text:style-name="P4"/>
      <text:p text:style-name="P5"><text:tab/>Les mouvements du corps sont omniprésents <text:span text:style-name="T17">lors de situations de</text:span> communication parlée, <text:span text:style-name="T17">même quand ils ne sont pas à visée communicative</text:span>. Par exemple, il est habituel de parler en marchant, en faisant du sport, les courses etc. Certaines de ces activités relèvent de la contrainte situationnelle, et peuvent être considérées comme des doubles tâches <text:span text:style-name="T17">pouvant interférer avec la parole</text:span>, mais ce n’est pas toujours le cas.</text:p>
      <text:p text:style-name="P5"><text:tab/>En particulier, <text:span text:style-name="T18">certains</text:span> mouvements des membres, que nous appellerons « gestes <text:span text:style-name="T18">communicatifs </text:span>», <text:s/>sont indissociables de la communication orale, et sont à visée communicative. D’après (Kendon, 2004 ; p.359),"<office:annotation office:name="__Annotation__820_1790150140"><dc:creator>Marion Dohen</dc:creator><dc:date>2019-05-29T17:07:10</dc:date><text:p text:style-name="P82"><text:span text:style-name="T44">À traduire</text:span></text:p></office:annotation>gestures are an integral component of the communicative act of the speaker<office:annotation-end office:name="__Annotation__820_1790150140"/>". </text:p>
      <text:p text:style-name="P5">En effet, nous bougeons tous les mains lorsque nous parlons, que ce soit de manière volontaire, comme pour un geste de pointage, ou de manière inconsciente. Des études montrent que les aveugles de naissance ne font pas exception à la règle, alors même qu’ils n’ont jamais vu quelqu’un faire de gestes en parlant (Iverson, Jana &amp; Goldin-Meadow, Susan. (1998))</text:p>
      <text:p text:style-name="P5"><text:s text:c="2"/>→ Why people gesture as they speak. Nature. 396. 228. 10.1038/24300.</text:p>
      <text:p text:style-name="P5"><text:tab/>Cette habitude est donc probablement plus qu’une simple convention sociale. Ces gestes ne sont pas non plus entièrement destinés à <text:span text:style-name="T18">l’interlocuteur</text:span>, puisque cette même étude montre que les aveugles font des gestes lorsqu’ils communiquent entre eux. Les auteurs de cet article avancent l’hypothèse que les gestes manuels pourraient nous servir à notre propre expression, par exemple <text:span text:style-name="T18">en</text:span> nous <text:span text:style-name="T18">aidant</text:span> à formuler des idées. Chez l’adulte tout-venant, les gestes manuels ont une portée encore plus vaste : ils peuvent marquer le rythme du discours, renforcer un message ou prodiguer des informations supplémentaires à celui qui écoute.</text:p>
      <text:p text:style-name="P5"><text:tab/>Ainsi, si l’on veut étudier la communication orale dans des conditions écologiques, il paraît essentiel de prendre en compte cette <text:span text:style-name="T18">interaction</text:span> entre les mouvements et la parole. Pourtant, les études en laboratoire portant sur le langage sont généralement statiques et très contraintes.</text:p>
      <text:p text:style-name="P5">Notre étude vise à étudier l’influence des mouvements du corps, et en particulier des gestes manuels, sur la <text:span text:style-name="T17">parole et la mémoire</text:span>. En s’intéressant aux différents <text:span text:style-name="T18">types</text:span> <text:span text:style-name="T18">d’interaction</text:span> entre le corps et les fonctions cognitives, elle s’inscrit dans le cadre de la cognition incarnée et <office:annotation office:name="__Annotation__848_1790150140"><dc:creator>Marion Dohen</dc:creator><dc:date>2019-05-29T17:11:00</dc:date><text:p text:style-name="P82"><text:span text:style-name="T44">Il faut que je lise la suite mais pour l'instant je dirai que pour une introduction très générale, tu vas peut-être un peut trop dans les détails pour les gestes communicatifs → à voir</text:span></text:p></office:annotation>située<office:annotation-end office:name="__Annotation__848_1790150140"/>.</text:p>
      <text:p text:style-name="P6"/>
      <text:p text:style-name="P6"/>
      <text:p text:style-name="P46"/>
      <text:p text:style-name="P46"/>
      <text:p text:style-name="P46">######### <text:s/>Cognition incarnée ###############################</text:p>
      <text:p text:style-name="P46"/>
      <text:p text:style-name="P46">Certaines théories classiques affirment que nos connaissances sémantiques sont amodales, c’est à dire qu’elles ne sont pas stockées dans notre cerveau dans une modalité particulière, mais plutôt sous forme abstraite. Au contraire, la théorie de la cognition incarnée et située avance que nos représentations sont multi-modales. <text:span text:style-name="T36">Le</text:span><text:span text:style-name="T1"> corps a</text:span><text:span text:style-name="T4">urait</text:span><text:span text:style-name="T1"> le pouvoir de façonner notre mental, et ce dernier doit être compris dans le contexte de sa relation avec un corps </text:span><text:span text:style-name="T19">interagissant</text:span><text:span text:style-name="T1"> avec le monde (Six views of embodied cognition, Wilson, 2002). La perception et l’action, en tant que périphériques d’entrée et de sortie vers cet environnement, jouent pour cela un rôle clé dans notre cognition. On dit alors que la cognition est « située ».</text:span></text:p>
      <text:p text:style-name="P46"><text:soft-page-break/></text:p>
      <text:p text:style-name="P46"/>
      <text:p text:style-name="P46">D’après (Barsalou,2008), nous comprenons le monde qui nous entoure grâce à notre corps, par le biais de simulation physique de nos expériences passées.</text:p>
      <text:p text:style-name="P46"><text:s/><text:span text:style-name="T18">Lorsqu'un</text:span> stimulus nous arrive, notre cerveau intègre les différentes modalités dans une représentation multimodale stockée dans la mémoire. "<office:annotation office:name="__Annotation__850_1790150140"><dc:creator>Marion Dohen</dc:creator><dc:date>2019-05-29T17:13:40</dc:date><text:p text:style-name="P82"><text:span text:style-name="T44">À traduire</text:span></text:p></office:annotation>the brain captures states across the modalities and integrates them with a multimodal representation stored in memory<office:annotation-end office:name="__Annotation__850_1790150140"/>" (Barsalou, 2008, p.618)</text:p>
      <text:p text:style-name="P46">Ensuite, au moment de la récupération en mémoire d’une connaissance, par exemple l’idée d’une chaise, les représentations multimodales seront réactivées pour simuler notamment les perceptions et actions associées à cette <text:span text:style-name="T18">connaissance</text:span>(« <office:annotation office:name="__Annotation__851_1790150140"><dc:creator>Marion Dohen</dc:creator><dc:date>2019-05-29T17:14:57</dc:date><text:p text:style-name="P82"><text:span text:style-name="T44">À traduire</text:span></text:p></office:annotation>Simulation is the reenactment of perceptual, motor, and introspective states acquired during experience with the world, body, and mind<office:annotation-end office:name="__Annotation__851_1790150140"/> », Barsalou, 2008, p. 618)</text:p>
      <text:p text:style-name="P46"><text:s/>Nos activités cognitives seraient donc « incarnées » dans les processus sensori-moteurs impliqués lors de leur construction, qui apparaît ainsi comme un moment clé.</text:p>
      <text:p text:style-name="P50"><office:annotation office:name="__Annotation__2148_667883865"><dc:creator>Alexandra Steinhilber</dc:creator><dc:date>2019-06-03T10:28:01.714510979</dc:date><loext:sender-initials>AS</loext:sender-initials><text:p text:style-name="P82"><text:span text:style-name="T45">redondant avec la suite ? (le système moteur est impliqué dans la perception du langage) </text:span></text:p></office:annotation>D’ailleurs, de nombreuses études neurophysiologiques montrent que le système moteur est impliqué dans les activités cognitives telles que la perception, la mémoire, les émotions, la prise de décision. Par exemple, <text:span text:style-name="T1">(K.E. Watkins, 2002) ont</text:span> montré que voir et é<text:span text:style-name="T1">couter de la parole exciterait le système moteur impliqué dans la production de la parole.</text:span></text:p>
      <text:p text:style-name="P50"><text:span text:style-name="T1">Ces </text:span><text:span text:style-name="T19">interactions</text:span><text:span text:style-name="T1"> entre système moteur et activités cognitives peuvent être de plusieurs types : facilitatrice ou interférente (par exemple dans le cadre d’une double tâche)</text:span><office:annotation-end office:name="__Annotation__2148_667883865"/></text:p>
      <text:p text:style-name="P16"/>
      <text:p text:style-name="P16"/>
      <text:p text:style-name="P16"/>
      <text:p text:style-name="P16"/>
      <text:p text:style-name="P46">Il paraît donc intéressant d’étudier <text:span text:style-name="T18">l’interaction</text:span> entre le <text:span text:style-name="T18">système</text:span> moteur et certaines <text:span text:style-name="T20">fonctions</text:span> cognitives,<office:annotation office:name="__Annotation__2149_667883865"><dc:creator>Alexandra Steinhilber</dc:creator><dc:date>2019-06-03T10:33:02.309348808</dc:date><loext:sender-initials>AS</loext:sender-initials><text:p text:style-name="P82"><text:span text:style-name="T45">utile de préciser les 2 ici ?</text:span></text:p></office:annotation> comme le langage et la mémoire. <office:annotation-end office:name="__Annotation__2149_667883865"/></text:p>
      <text:p text:style-name="P64">La gestualité manuelle semble y jouer un rôle particulier.</text:p>
      <text:p text:style-name="P46"/>
      <text:p text:style-name="P28">II- La gestualité manuelle ..</text:p>
      <text:p text:style-name="P12"/>
      <text:p text:style-name="P65">1/ Pour l'apprentissage en général ..</text:p>
      <text:p text:style-name="P10"/>
      <text:p text:style-name="P48">Une première hypothèse assez générale est la suivante : l’utilisation de gestes manuels pourrait faciliter l’acquisition de <text:span text:style-name="T36">différentes</text:span> sortes de connaissances. <text:span text:style-name="T37">D’après </text:span>(Goldin-Meadow &amp; Alibali, 2013, p.261), <text:span text:style-name="T37">les gestes pourraient représenter « un second canal rendant plus probable une compréhension réussie » </text:span>"a second channel that makes successful comprehension more likely".</text:p>
      <text:p text:style-name="P48">De nombreuses études abondent dans ce sens. Par exemple, (Cook &amp; al, 2008 GoldinEMeadow and Wagner, 2005) ont montré leur utilité pour l’acquisition de concepts mathématiques. <text:span text:style-name="T22">Lors d’une expérience, des enfants de 9 ans devaient résoudre un exercice de type équation avec une stratégie qui leur avait été enseignée auparavant : orale, gestuelle ou bien les 2 à la fois. Le test qui a immédiatement suivi l’apprentissage ne montre pas de différence entre les 3 conditions, mais celui ayant lieu 4 semaines plus tard révèle des scores significativement inférieurs pour la condition parole seule, en comparaison des 2 conditions geste et geste+parole, qui elles ne sont pas significativement différentes. </text:span></text:p>
      <text:p text:style-name="P61"><text:span text:style-name="T22">De plus, pour un même enfant, la progression entre les tests immédiat et à long terme était également plus importante pour les 2 conditions gestuelles. L’effet du geste se retrouverait donc essentiellement dans le temps. Cela pourrait être dû aux effets du sommeil sur la consolidation de la mémoire. </text:span><office:annotation office:name="__Annotation__6777_2684033807"><dc:creator>Alexandra Steinhilber</dc:creator><dc:date>2019-05-31T09:35:43.661407222</dc:date><loext:sender-initials>AS</loext:sender-initials><text:p text:style-name="P83"><text:span text:style-name="T45">mémoire ici même si on est dans la partie gestuelle ?</text:span></text:p><text:p text:style-name="P83"><text:span text:style-name="T45">pour l’instant je l’ai mise ici parce je trouvais la transition logique</text:span></text:p></office:annotation><text:span text:style-name="T22">En </text:span><text:soft-page-break/><text:span text:style-name="T22">effet, cette dernière pourrait être influencée par le fait de faire des gestes ou non.</text:span><office:annotation-end office:name="__Annotation__6777_2684033807"/></text:p>
      <text:p text:style-name="P47"/>
      <text:p text:style-name="P13"/>
      <text:p text:style-name="P25">2/ .. et la mémoire</text:p>
      <text:p text:style-name="P18"/>
      <text:p text:style-name="P19">a/ composante &gt; dans la trace mnésique</text:p>
      <text:p text:style-name="P17">Les modèles classiques ne laissent pas une <text:span text:style-name="T18">grande</text:span> place au système moteur dans les processus mnésiques. Au contraire, certains modèles s’inscrivent dans la perspective de la cognition incarnée pour décrire des phénomènes de mémoire en lien avec le mouvement et autres composantes sensori-motrices.</text:p>
      <text:p text:style-name="P2">(Versace et al., 2014) ont développé un modèle, le modèle ‘Act-In’, cherchant à expliquer la construction de traces en mémoire et l'émergence de nouvelles connaissances. Selon ce modèle, au moment d’une stimulation, il y a traitement en parallèle par différents réseaux neuronaux des différentes composantes sensori-motrices, puis intégration <text:span text:style-name="T18">multimodale</text:span>. Ainsi, les traces mémorielles codent les multiples composantes des expériences <text:span text:style-name="T18">vécues</text:span>. </text:p>
      <text:p text:style-name="P2">Ensuite, lors d’un <text:span text:style-name="T37">événement</text:span>, des traces similaires à cette nouvelle situation sont récupérées en mémoire, et la connaissance qui en résultera sera constituée des caractéristiques communes aux traces activées.</text:p>
      <text:p text:style-name="P2">La force d’activation <text:span text:style-name="T37">d’une trace </text:span>sera plus forte <text:span text:style-name="T37">si elle</text:span> se distingu<text:span text:style-name="T37">e</text:span> des autres, et <text:span text:style-name="T37">si son </text:span>intégration multi-composantes <text:span text:style-name="T37">est meilleure</text:span>.</text:p>
      <text:p text:style-name="P2">D’après cette théorie, une connaissance générale (l’utilité d’un objet par exemple) émerge d’ un grand nombre de traces assez similaires, alors qu’une connaissance spécifique, comme un souvenir, sera favorisée par une trace unique comportant un grand nombre de composantes bien intégrées. </text:p>
      <text:p text:style-name="P2">Faire des mouvements <office:annotation office:name="__Annotation__6778_2684033807"><dc:creator>Alexandra Steinhilber</dc:creator><dc:date>2019-05-31T09:38:40.265276799</dc:date><loext:sender-initials>AS</loext:sender-initials><text:p text:style-name="P83"><text:span text:style-name="T45">idem, du coup bon endroit ?</text:span></text:p></office:annotation><text:span text:style-name="T21">(pas seulement avec les mains d’ailleurs)</text:span><office:annotation-end office:name="__Annotation__6778_2684033807"/> pendant un apprentissage pourrait donc permettre de rajouter une composante en mémoire, dissocier cette trace des autres et donc faciliter le rappel par la suite. Le mouvement serait-il finalement comme une forme de renforcement de la trace mnésique ?</text:p>
      <text:p text:style-name="P2">D'après <text:span text:style-name="T20">(</text:span>Barsalou, <text:span text:style-name="T20">2008)</text:span>, cette composante supplémentaire permettrait de faciliter la simulation de l'événement passé, ce qui est selon lui le processus de base de toute activité cognitive.</text:p>
      <text:p text:style-name="P2">Attention cependant, la multimodalité seule n'assure pas une meilleure rétention en mémoire : un lien entre les différentes composantes est nécessaire pour qu'il y ait intégration. Par exemple, lors d'une tâche de reconnaissance visuelle, Lehmann <text:span text:style-name="T24">et</text:span> Murray (2005) ont montré que les participants étaient meilleurs avec un stimulus visuel uniquement qu’avec le stimulus additionné d’un bruit blanc de 1000Hz.</text:p>
      <text:p text:style-name="P1"><office:annotation office:name="__Annotation__6779_2684033807"><dc:creator>Alexandra Steinhilber</dc:creator><dc:date>2019-05-31T09:40:04.928705455</dc:date><loext:sender-initials>AS</loext:sender-initials><text:p text:style-name="P83"><text:span text:style-name="T45">conclusion partielle pour amener vers la synchro, cohérent ?</text:span></text:p></office:annotation><text:span text:style-name="T18">Ainsi</text:span>, on peut donc supposer que la capacité d'une personne à intégrer les différentes composantes d'un événement aura une influence sur sa mémorisation de l’événement.</text:p>
      <text:p text:style-name="P1"><office:annotation-end office:name="__Annotation__6779_2684033807"/></text:p>
      <text:p text:style-name="P3">b/ allègement de la mémoire de travail</text:p>
      <text:p text:style-name="P3"/>
      <text:p text:style-name="P40">Une seconde hypoyhèse <text:span text:style-name="T24">quant aux mécanismes supportant l’apport des gestes</text:span> serait la suivante : l’effet des gestes sur <text:span text:style-name="T23">la mémoire</text:span> pourrait être dû à un allègement de la mémoire de travail.</text:p>
      <text:p text:style-name="P20">La cognition incarnée et située défend l’idée que nous économisons <text:span text:style-name="T36">souvent </text:span>notre charge cognitive en déchargeant certaines activités dans l’environnement. Cela pourrait par exemple nous permettre <office:annotation office:name="__Annotation__853_1790150140"><dc:creator>Marion Dohen</dc:creator><dc:date>2019-05-29T17:16:54</dc:date><text:p text:style-name="P82"><text:span text:style-name="T44">C'est-à-dire ?</text:span></text:p></office:annotation>d’éviter de mémoriser des informations<office:annotation-end office:name="__Annotation__853_1790150140"/> : cette économie se retrouve facilement dans notre quotidien, lorsque nous comptons sur nos doigts ou déplaçons nos meubles directement plutôt que de visualiser un changement dans l’organisation d’une pièce. Kirsh et Maglio (1994) ont montré que des participants effectuent des vrais mouvements plutôt que des rotations <text:soft-page-break/>mentales dans une tâche de Tetris, et ceci pour se simplifier la tâche. Ainsi, la manipulation de l’environnement pourrait nous aider à réfléchir à un problème. (Epelboim, 1997), a montré que l’automatisation d’une tâche diminuerait le besoin de <office:annotation office:name="__Annotation__854_1790150140"><dc:creator>Marion Dohen</dc:creator><dc:date>2019-05-29T17:17:57</dc:date><text:p text:style-name="P82"><text:span text:style-name="T44">???</text:span></text:p></office:annotation>décharge<office:annotation-end office:name="__Annotation__854_1790150140"/> dans l’environnement. <text:span text:style-name="T36">Il</text:span> serait donc fonction du degré de familiarisation avec la tâche.</text:p>
      <text:p text:style-name="P40"/>
      <text:p text:style-name="P40">En ce qui concerne cette idée, on peut faire l’hypothèse inverse : faire des gestes pendant la parole reqiert de la coordination, ce qui aurait pour effet d’augmenter la charge cognitive. Pour départager ces 2 idées, Goldin-Meadow et al. (2001) ont étudié l’impact des gestes sur la charge cognitive :</text:p>
      <text:p text:style-name="P40">Ils ont c<text:span text:style-name="T14">omparé</text:span> <text:span text:style-name="T14">comment </text:span>le fait de faire des gestes pendant une tâche (<office:annotation office:name="__Annotation__6808_2684033807"><dc:creator>Alexandra Steinhilber</dc:creator><dc:date>2019-05-31T09:41:43.975692734</dc:date><loext:sender-initials>AS</loext:sender-initials><text:p text:style-name="P83"><text:span text:style-name="T45">comme je parle de mémoire et apprentissage, pas encore de langage, c’est logique de mettre la mémoire avant le langage non ?</text:span></text:p></office:annotation>expliquer un problème de mathématiques<office:annotation-end office:name="__Annotation__6808_2684033807"/>) <text:span text:style-name="T14">affectait la performance sur une seconde tâche (se souvenir d’une liste de mots), par rapport à la première tâche sans les gestes. Ils ont montré que les participants avaient des meilleurs scores en mémoire de travail dans la condition « gestes ».</text:span></text:p>
      <text:p text:style-name="P41">L’explication ne peut pas être purement motrice, puisque <text:span text:style-name="T25">faire </text:span>des gestes cohérents avec la tâche distractive (expliquer un problème de mathématiques) améliorait plus les résultats que <text:span text:style-name="T25">faire</text:span> des gestes incohérents avec cette même tâche. Les auteurs de l’étude en déduisent que cette facilitation doit être en lien avec la coordination <text:span text:style-name="T38">entre</text:span> l’activité motrice <text:span text:style-name="T38">et</text:span> les fonctions cognitives en jeu.</text:p>
      <text:p text:style-name="P53">Les capacités de coordination d’une personne devraient donc être en lien avec ses performances en situation de doub<office:annotation><dc:creator>Alexandra Steinhilber</dc:creator><dc:date>2019-05-31T09:44:44.600975342</dc:date><loext:sender-initials>AS</loext:sender-initials><text:p text:style-name="P83"><text:span text:style-name="T45">transition vers la synchro ? pas cohérent avec la suite</text:span></text:p></office:annotation>le tâche.</text:p>
      <text:p text:style-name="P54">Schmidt et al (2010) ont étudié le lien entre la ….</text:p>
      <text:p text:style-name="P55"/>
      <text:p text:style-name="P53"/>
      <text:p text:style-name="P7">Cette hypothèse est le point de départ de la théorie de la charge mentale (cognitive load theory, CLT). Cette théorie éducationnelle contemporaine cherche à améliorer l<text:span text:style-name="T31">es méthodes d’</text:span>instruction par une diminution <text:span text:style-name="T29">de la charge extrinsèque (liée à une éventuelle mauvaise façon de présenter des informations) et une augmentation de la charge essentielle (germane cognitive load), la charge mentale dirigée vers l’apprentissage, notamment l’intégration de nouvelles connaissances en mémoire à long terme sous formes de schémas mentaux multimodaux.</text:span></text:p>
      <text:p text:style-name="P7"/>
      <text:p text:style-name="P8"><office:annotation office:name="__Annotation__937_667883865"><dc:creator>Alexandra Steinhilber</dc:creator><dc:date>2019-06-02T17:42:17.629275863</dc:date><loext:sender-initials>AS</loext:sender-initials><text:p text:style-name="P82"><text:span text:style-name="T45">hors sujet ?</text:span></text:p></office:annotation>Notamment, la méthode Montessori (1912) suggère de tracer avec les doigts le contour des lettres lors de l’apprentissage de l’alphabet, pendant que l’enseignant les prononcerait à voix haute.</text:p>
      <text:p text:style-name="P9">(Hulme et al., 1987), ont montré que tracer la forme de la lettre avec le doigt améliore l’apprentissage de son nom, même lors d’un apprentissage de formes géométriques semblables à des lettres. Cette amélioration semble attribuable à l’amélioration de la reconnaissance visuelle par la modalité <office:annotation office:name="__Annotation__10557_2684033807"><dc:creator>Alexandra Steinhilber</dc:creator><dc:date>2019-05-31T12:11:32.126412384</dc:date><loext:sender-initials>AS</loext:sender-initials><text:p text:style-name="P83"><text:span text:style-name="T45">toucher != mouvement </text:span></text:p></office:annotation>haptique.<office:annotation-end office:name="__Annotation__10557_2684033807"/></text:p>
      <text:p text:style-name="P8">Van Gog et al. (2009) suggèrent qu’en addition de canaux de traitement de mémoire de travail auditifs et visuels, le système haptique pourrait en avoir un propre. L’utilisation de l’information haptique pourrait alors augmenter la capacité de mémoire de travail disponible pour l’apprentissage<office:annotation-end office:name="__Annotation__937_667883865"/></text:p>
      <text:p text:style-name="P43"/>
      <text:p text:style-name="P43"/>
      <text:p text:style-name="P15"/>
      <text:p text:style-name="P12"/>
      <text:p text:style-name="P51"/>
      <text:p text:style-name="P51"/>
      <text:p text:style-name="P51"/>
      <text:p text:style-name="P51"/>
      <text:p text:style-name="P51"/>
      <text:p text:style-name="P51"/>
      <text:p text:style-name="P26"><text:soft-page-break/>3/ .. et le langage</text:p>
      <text:p text:style-name="P27"/>
      <text:p text:style-name="P68">a/ étude de gestes spontanés : <text:span text:style-name="T27">apprentissage de nouveaux mots</text:span></text:p>
      <text:p text:style-name="P52">En particulier, l’apport des gestes sur la mémoire a été étudié dans le cadre de l’apprentissage de nouveaux mots.</text:p>
      <text:p text:style-name="P49">Dans l'étude de (Bird et al. 2000), <text:span text:style-name="T26">d</text:span>es <text:span text:style-name="T26">enfants</text:span> pouvaient, mais n’<text:span text:style-name="T26">étaient pas obligés</text:span> <text:span text:style-name="T26">d’</text:span>imiter des gestes pendant leur apprentissage <text:span text:style-name="T26">de nouveaux mots</text:span>. Une corrélation <text:span text:style-name="T39">entre le fait d’imiter ou non les gestes</text:span> et le score d'apprentissage a été montré pour des enfants<office:annotation office:name="__Annotation__10279_2684033807"><dc:creator>Alexandra Steinhilber</dc:creator><dc:date>2019-05-31T10:04:00.188578474</dc:date><loext:sender-initials>AS</loext:sender-initials><text:p text:style-name="P83"><text:span text:style-name="T45">étude sur les trisomiques 21, les tous venants étaient en contrôle mais on a ce résultat, c’est gênant ?</text:span></text:p></office:annotation> tous venants.<office:annotation-end office:name="__Annotation__10279_2684033807"/></text:p>
      <text:p text:style-name="P59">(McCafferty, 2004) a montré que des adultes apprenaient plus facilement une seconde langue s’ils faisaient des <office:annotation office:name="__Annotation__976_667883865"><dc:creator>Alexandra Steinhilber</dc:creator><dc:date>2019-06-02T17:55:46.695975793</dc:date><loext:sender-initials>AS</loext:sender-initials><text:p text:style-name="P82"><text:span text:style-name="T45">à lire et préciser : vérifier la spontanéité de l’étude</text:span></text:p></office:annotation>gestes pendant l’apprentissage<office:annotation-end office:name="__Annotation__976_667883865"/></text:p>
      <text:p text:style-name="P56"/>
      <text:p text:style-name="P80">Ces études nous renseignent sur l’utilité des gestes lorsqu’ils sont spontanés. Elles ont l’avantage d’être très écologiques, mais ne nous donnent aucun indice quant au rôle causal des gestes sur l’amélioration de l’apprentissage. En effet, un bon score et une gestualité importante pourraient tous deux être la conséquence d’un troisième facteur. Pour pallier ce problème, certaines études ont tenté d’étudier la gestualité manuelle de manière plus contrôlée, en opposant des conditions avec et sans gestes. <text:s/></text:p>
      <text:p text:style-name="P49"/>
      <text:p text:style-name="P68">b/ étude contrôlée</text:p>
      <text:p text:style-name="P58">(Macken &amp; Ginns, 2014) <text:span text:style-name="T30">ont montré que d</text:span>es étudiants <text:span text:style-name="T30">faisant</text:span> des gestes pendant un apprentissage de terminologie (apprentissage de noms et définitions) et de compréhension ont des meilleures performances que ceux qui n'en font p<text:span text:style-name="T30">as. Leur apprentissage concernait des éléments anatomiques et physiologiques du corps humain. Les gestes utilisés par les participants étaient laissés libres parmi une liste de stratégies possibles (par exemple pointer le schéma pendant la lecture du texte correspondant), ce qui rendait cette étude assez écologique.</text:span></text:p>
      <text:p text:style-name="P58"/>
      <text:p text:style-name="P49"><office:annotation office:name="__Annotation__2350_667883865"><dc:creator>Alexandra Steinhilber</dc:creator><dc:date>2019-06-03T10:57:51.527082645</dc:date><loext:sender-initials>AS</loext:sender-initials><text:p text:style-name="P82"><text:span text:style-name="T45">à lire</text:span></text:p></office:annotation>+ INTRODUCTION TO GESTURE AND SLA: TOWARD AN INTEGRATED APPROACH -&gt; Gullberg 2008<office:annotation-end office:name="__Annotation__2350_667883865"/></text:p>
      <text:p text:style-name="P15"/>
      <text:p text:style-name="P67"><text:span text:style-name="T5">Il semblerait donc qu’une gestualité manuelle cohérente avec le contexte puisse améliorer l’apprentissage de nouveaux mots, que ce soit en langue maternelle ou étrangère. Cet effet se retrouve dans toutes sortes de tâches liées au langage. Encore une fois, il est nécessaire que cette gestualité soit en concordance avec la tâche demandée. En effet, </text:span><text:span text:style-name="T8">l</text:span><text:span text:style-name="T7">a compréhension d’une phrase impliquant une action dans une direction interfère avec une vraie action (appuyer sur un bouton) dans la direction opposée (Glenberg &amp; Kaschak, 2002). </text:span><text:span text:style-name="T8">Les auteurs de l’étude</text:span><text:span text:style-name="T6"> appellent cela l’ « action-sentence compatibility effect » (ACE) </text:span><text:span text:style-name="T41">Cela rejoint l’idée de la cognition incarnée, qui affirme que la compréhension du langage passe par la simulation du contenu de la phrase. L’action incongruente empêcherait le bon fonctionnement de cette simulation.</text:span></text:p>
      <text:p text:style-name="P24"/>
      <text:p text:style-name="P14"/>
      <text:p text:style-name="P29"/>
      <text:p text:style-name="P30"><text:span text:style-name="T40">c</text:span>/ au cours du développement : <text:span text:style-name="T28">ça s’explique par la théorie</text:span></text:p>
      <text:p text:style-name="P30"/>
      <text:p text:style-name="P21"><text:span text:style-name="T40">D’ailleurs, d</text:span>es travaux antérieurs suggèrent une incarnation du langage parlé dans les mouvements des membres, tant au niveau conceptuel que moteur. <text:span text:style-name="T33">D</text:span>es observations empiriques suggèrent des liens complexes, adaptables et évolutifs entre les deux systèmes : <office:annotation office:name="__Annotation__1196_667883865"><dc:creator>Alexandra Steinhilber</dc:creator><dc:date>2019-06-02T18:49:29.740553616</dc:date><loext:sender-initials>AS</loext:sender-initials><text:p text:style-name="P82"><text:span text:style-name="T45">à lire et développer</text:span></text:p></office:annotation>(Iverson &amp; Thelen<text:span text:style-name="T32">)</text:span><office:annotation-end office:name="__Annotation__1196_667883865"/><text:span text:style-name="T32"> ont montré qu’il y </text:span><text:soft-page-break/><text:span text:style-name="T32">aurait tout d’abord un co-développement du contrôle du bras et des muscles orofaciaux. Ils seraient même contrôlés par le même système moteur(Gentilucci &amp; Dalla Volta, 2008). Dans cette idée-là, la </text:span><office:annotation office:name="__Annotation__1195_667883865"><dc:creator>Alexandra Steinhilber</dc:creator><dc:date>2019-06-02T18:46:15.421109369</dc:date><loext:sender-initials>AS</loext:sender-initials><text:p text:style-name="P82"><text:span text:style-name="T45">comment traduire ça ?</text:span></text:p></office:annotation><text:span text:style-name="T32">« growth point teory » <text:s/></text:span><office:annotation-end office:name="__Annotation__1195_667883865"/><text:span text:style-name="T32">défend l’idée que les gestes et la parole auraient émergé à partir d’un processus commun (McNeill, 1992). (Corballis, 2003; Glenberg and Gallese, 2012) font d’ailleurs l’hypothèse que les cris ne seraient pas les précurseurs de la communication parlée : les gestes le seraient.</text:span></text:p>
      <text:p text:style-name="P22"><text:span text:style-name="T34">Chez l’enfant, le pointage permet de prédire plusieurs stades de parole : l’association « 1 mot + geste » permet de prédire le stade « 2 mots », et celui-ci est également corrélé avec le vocabulaire possédé plus tard par l’enfant. On retrouve donc cet</text:span>te intéraction forte <text:span text:style-name="T34">entre le langage parlé et les mouvements des membres</text:span> dès les premiers stades du développement de l’enfant. <text:span text:style-name="T33"><office:annotation office:name="__Annotation__1245_667883865"><dc:creator>Alexandra Steinhilber</dc:creator><dc:date>2019-06-02T18:53:29.875358733</dc:date><loext:sender-initials>AS</loext:sender-initials><text:p text:style-name="P82"><text:span text:style-name="T45">revoir biblio</text:span></text:p></office:annotation></text:span></text:p>
      <text:p text:style-name="P60"/>
      <text:p text:style-name="P60"/>
      <text:p text:style-name="P74">De nombreuses études en neurophysiologie ont tenté d’expliquer cette intéraction.</text:p>
      <text:p text:style-name="P75"/>
      <text:p text:style-name="P79">d/ études neuro</text:p>
      <text:p text:style-name="P77"/>
      <text:p text:style-name="P81">Elles montrent que les aires motrices du cerveau sont impliquées dans la perception du langage. Par exemple, (e.g., Pulvermüller et al., 2005) ont mené une expérience en stimulation transcranienne (TMS) et ont montré que les aires motrices et prémotrices jouent un rôle actif dans le traitement lexical de verbes d’actions liés à la main ou au pied : ils ont trouvé une facilitation du traitement lorsque la zone stimulée (aire de la main ou de la jambe) correspondait au verbe traité. Il y aurait donc un flux d’information des aires motrices vers le système cortical lié à la perception du langage. Cette intéraction entre les systèmes moteurs et la compréhension du langage peuvent être facilitateurs, mais aussi être source d’interférence.</text:p>
      <text:p text:style-name="P66"/>
      <text:p text:style-name="P23">La question qui peut alors se poser est la suivante : est-ce la composante supplémentaire <text:span text:style-name="T35">de la trace mnésique </text:span>qui a cet effet ? En d’autres termes, un autre type de traces pourrait-il avoir le même effet ?</text:p>
      <text:p text:style-name="P62">D'après Kapalková, Polisenská and Süssová (2016), un geste serait plus utile qu'une image pendant <office:annotation office:name="__Annotation__1341_667883865"><dc:creator>Alexandra Steinhilber</dc:creator><dc:date>2019-06-02T19:13:19.980203772</dc:date><loext:sender-initials>AS</loext:sender-initials><text:p text:style-name="P82"><text:span text:style-name="T45">à lire et préciser</text:span></text:p></office:annotation>l'apprentissage <text:span text:style-name="T34">expressif</text:span><office:annotation-end office:name="__Annotation__1341_667883865"/><text:span text:style-name="T34"> (tâche en production).</text:span></text:p>
      <text:p text:style-name="P62"><text:span text:style-name="T35">Ce résultat peut paraître étonnant, puisqu’une image apporte une information supplémentaire plus explicite que le geste. </text:span><text:span text:style-name="T2">(Berkel-van Hoof et al, 2016, Cook et al, 2008) </text:span><text:span text:style-name="T3">ont montré que cet avantage grandirait avec le temps.</text:span></text:p>
      <text:p text:style-name="P78"/>
      <text:p text:style-name="P78">Il semblerait donc qu’un geste aurait quelque chose de bien particulier.</text:p>
      <text:p text:style-name="P78">Mais parler de gestualité manuelle est quelque chose d’extrêmement vague.</text:p>
      <text:p text:style-name="P63"><text:span text:style-name="T1">Les précédentes expériences portaient sur des gestes spontanés, ou bien </text:span><text:span text:style-name="T9">sur </text:span><text:span text:style-name="T1">des gestes en rapport avec une tâche bien définie (pointage par exemple), </text:span><text:span text:style-name="T9">congruents ou incongruents</text:span><text:span text:style-name="T1">.</text:span></text:p>
      <text:p text:style-name="P70"><text:span text:style-name="T1">Mais qu’en est-il d’un geste sans rapport avec la tâche ? Par ailleurs,</text:span><text:span text:style-name="T3"> est-ce qu’un mouvement du corps, autre que manuel, pourrait influencer les fonctions cognitives ?</text:span></text:p>
      <text:p text:style-name="P12"/>
      <text:p text:style-name="P14"/>
      <text:p text:style-name="P12">II- Autres types de mouvements</text:p>
      <text:p text:style-name="P12"/>
      <text:p text:style-name="P69"><office:annotation office:name="__Annotation__2491_667883865"><dc:creator>Alexandra Steinhilber</dc:creator><dc:date>2019-06-03T11:27:39.126820747</dc:date><loext:sender-initials>AS</loext:sender-initials><text:p text:style-name="P82"><text:span text:style-name="T45">apporte rien par rapport à ce qui précède non ?</text:span></text:p></office:annotation>- actions motrices pendant une tâche de rotation mentale peuvent aider, ou au contraire déranger, selon qu'elles soient congruente avec le sens de rotation (Wexler, kosslyn, berthoz 1998)</text:p>
      <text:p text:style-name="P76"><text:soft-page-break/>- de simples actions motrices peuvent influencer la mémoire émotionnelle (casasanto &amp; dijkstra, 2010) </text:p>
      <text:p text:style-name="P69"><office:annotation-end office:name="__Annotation__2491_667883865"/></text:p>
      <text:p text:style-name="P10"/>
      <text:p text:style-name="P11"/>
      <text:p text:style-name="P45"/>
      <text:p text:style-name="P45"/>
      <text:p text:style-name="P45">Beaucoup d'études s'intéressent à l'influence des gestes manuels sur le langage, mais assez peu aux mouvements du corps de manière plus générale.</text:p>
      <text:p text:style-name="P45">Pour s'intéresser à l'interaction entre la parole et les mouvements du corps, des paradigmes de double tâche sont utilisés.</text:p>
      <text:p text:style-name="P45"><text:span text:style-name="T43">Ces études</text:span> sont très variées, mais l'idée <text:span text:style-name="T12">générale </text:span>qui en ressort est un ralentissement à la fois du traitement cognitif et du mouvement, cela en comparaison avec des tâches simples (AlEYahya et al., 2011) La récupération des pleines fonctions cognitives pourrait nécessiter un entraînement.</text:p>
      <text:p text:style-name="P45">Au contraire, dans la théorie de l'accès au lexique, Krauss (1998) postule que les gestes moteurs aident à retrou<text:bookmark text:name="_GoBack"/>ver un mot en mémoire. Plusieurs études tendent à confirmer cette idée. Cela pourrait être dû à une meilleure oxygénation du corps induite par cette activité physique (réf ??)</text:p>
      <text:p text:style-name="P45">SchmidtEKassow et al. (2010) ont comparé l'apprentissage et la mémorisation de vocabulaire dans une nouvelle langue en étant assis, marchant ou faisant du vélo. Après plusieurs sessions d'apprentissage, l'étude révèle une amélioration de la mémoire lors des conditions actives, ainsi que des changements en plasticité cérébrale. Il semble <text:span text:style-name="T11">donc</text:span> que l'activité physique pourrait avoir un effet bénéfique sur l'apprentissage. </text:p>
      <text:p text:style-name="P44"><text:span text:style-name="T42">Néanmoins, l</text:span>a nouveauté de la tâche (faire une activité physique pendant un apprentissage) aurait pu induire une certaine motivation, expliqunt ces résultats, tout en n’étant pas spécifique à l’activité physique. Cet effet aurait dû disparaître au fil des sessions, relativement nombreuses. En revanche, des facteurs physiologiques, comme un afflux sanguin plus important, seraient stables à travers les sessions. C’est donc cette explication, <text:span text:style-name="T15">spécifique au mouvement,</text:span> qui est privilégiée.</text:p>
      <text:p text:style-name="P45"/>
      <text:p text:style-name="P45"/>
      <text:p text:style-name="P45"><text:span text:style-name="T42">Pour résumer, c</text:span>es études <text:span text:style-name="T16">en double tâche</text:span> mènent souvent à des conclusions incongruentes quant à l'apport des mouvements corporels dans la mémoire <text:span text:style-name="T16">ou</text:span> les fonctions cognitives en général. <text:span text:style-name="T11">Cependant,</text:span> elles ne portent généralement pas sur la même tâche et <text:span text:style-name="T11">sont passées</text:span> dans des conditions différentes, il est donc difficile de les comparer. </text:p>
      <text:p text:style-name="P45">L'intérêt de cette étude est qu'elle regroupe au sein d'une seule et même expérience une variété de contextes physiques : mains en gestes libres, mains contraintes, vélo avec les mains ou les pieds. Cela va nous permettre de déterminer l'apport de différents types de gestes sur la mémoire à court terme et la consolidation à long terme.</text:p>
      <text:p text:style-name="P45"/>
      <text:p text:style-name="P45">Y aurait-il, selon le type de gestes, parfois une primauté de l'effet "double tâche", parfois un apport réel des mouvements ?</text:p>
      <text:p text:style-name="P45"/>
      <text:p text:style-name="P36">Par ailleurs, il est possible que la réaction face à la double tâche soit tout à fait différente d’un individu <text:span text:style-name="T13">à </text:span>un autre. </text:p>
      <text:p text:style-name="P36"/>
      <text:p text:style-name="P36"/>
      <text:p text:style-name="P57"><office:annotation office:name="__Annotation__2492_667883865"><dc:creator>Alexandra Steinhilber</dc:creator><dc:date>2019-06-03T11:32:19.133803416</dc:date><loext:sender-initials>AS</loext:sender-initials><text:p text:style-name="P82"><text:span text:style-name="T45">ici du coup ?</text:span></text:p></office:annotation>################### Synchro <office:annotation-end office:name="__Annotation__2492_667883865"/></text:p>
      <text:p text:style-name="P36"/>
      <text:p text:style-name="P36"/>
      <text:p text:style-name="P35"/>
      <text:p text:style-name="P11"/>
      <text:p text:style-name="P11"><text:soft-page-break/></text:p>
      <text:p text:style-name="P11"/>
      <text:p text:style-name="P11"/>
      <text:p text:style-name="P71"/>
      <text:p text:style-name="P31"/>
      <text:p text:style-name="P31"/>
      <text:p text:style-name="P11"/>
      <text:p text:style-name="P11"/>
      <text:p text:style-name="P11"/>
      <text:p text:style-name="P11"/>
      <text:p text:style-name="P32"/>
      <text:p text:style-name="P11"/>
      <text:p text:style-name="P11"/>
      <text:p text:style-name="P4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37"/>
      <text:p text:style-name="P34"/>
      <text:p text:style-name="P34">############## synchronisation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Gesturing saves cognitive resources when talking about non-</text:p>
      <text:p text:style-name="P11">present objects</text:p>
      <text:p text:style-name="P11">When gesture does and does not promote learning</text:p>
      <text:p text:style-name="P11">Activation and integration of motor components in a short-term priming paradigm</text:p>
      <text:p text:style-name="P11">The role of multisensory memories in unisensory object discrimination</text:p>
      <text:p text:style-name="P11">STATISTICAL LANGUAGE MODELING FOR SPEECH DISFLUENCIES</text:p>
      <text:p text:style-name="P11"/>
      <text:p text:style-name="P11"/>
      <text:p text:style-name="P33">biblio story recall !!</text:p>
      <text:p text:style-name="P11">How Iconicity Helps People Learn New Words: Neural</text:p>
      <text:p text:style-name="P11">Correlates and Individual Differences in Sound-Symbolic</text:p>
      <text:p text:style-name="P11">Bootstrapping →<text:span text:style-name="T10"> pour les pseudo-mots</text:span></text:p>
      <text:p text:style-name="P38">biblio iconicité des mots/images</text:p>
      <text:p text:style-name="P39">pour la discussion, reprendre gestes mémoir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les gestes sont spontanés</text:p>
      <text:p text:style-name="P11"/>
      <text:p text:style-name="P11">les gestes aident pour l'apprentissage</text:p>
      <text:p text:style-name="P11">1/ gestes spontanés </text:p>
      <text:p text:style-name="P11">2/ comparaison contrainte geste vs autre</text:p>
      <text:p text:style-name="P11"/>
      <text:p text:style-name="P11">aident en général ? non</text:p>
      <text:p text:style-name="P11"/>
      <text:p text:style-name="P11">double tâche</text:p>
      <text:p text:style-name="P11"/>
      <text:p text:style-name="P11"/>
      <text:p text:style-name="P11"><text:soft-page-break/>problème peu d'études ont fait ça en même temps</text:p>
      <text:p text:style-name="P11"/>
      <text:p text:style-name="P11"/>
      <text:p text:style-name="P11">dans notre cas sûrement un effet positif, ou double tâche pour le vélo avec les mains ?</text:p>
      <text:p text:style-name="P11"/>
      <text:p text:style-name="P11"/>
      <text:p text:style-name="P11"/>
      <text:p text:style-name="P11">explication :</text:p>
      <text:p text:style-name="P11">2e canal, mais seulement ça ?</text:p>
      <text:p text:style-name="P11">images vs gestes -&gt; gestes</text:p>
      <text:p text:style-name="P11"/>
      <text:p text:style-name="P11"/>
      <text:p text:style-name="P11">gestes quand encoding -&gt; futur rappel</text:p>
      <text:p text:style-name="P11"/>
      <text:p text:style-name="P11">2 hypothèses :</text:p>
      <text:p text:style-name="P11">gestes reflète l'existence d'une connaissance ? (quand gesture +, c'est que aîtrise mieux <text:s/>)</text:p>
      <text:p text:style-name="P11"><text:s text:c="2"/>-&gt; devrait n'avoir aucun effet à l'encodage</text:p>
      <text:p text:style-name="P11"/>
      <text:p text:style-name="P11">ou permet d'encoder différemment l'information ? effet des gestes sur l'acquisition</text:p>
      <text:p text:style-name="P11"/>
      <text:p text:style-name="P11"/>
      <text:p text:style-name="P11">pas significatif pendant le test immédiat, seulement quelques semaines après.</text:p>
      <text:p text:style-name="P11"/>
      <text:p text:style-name="P11"/>
      <text:p text:style-name="P11"/>
      <text:p text:style-name="P11">Hypothèses : ce que l'on attend :</text:p>
      <text:p text:style-name="P11">une amélioration des performances de mémoire dans la condition gestes libres / gestes avec les pieds, et que cette amélioration se révèle au cours du temps</text:p>
      <text:p text:style-name="P11"/>
      <text:p text:style-name="P11"/>
      <text:p text:style-name="P11"># TODO regarder plus précisément la mémoir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UIFont" svg:font-family=".AppleSystemUIFont"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fo:font-family="Courier" style:font-family-generic="roman" style:font-pitch="variable" fo:font-size="10.5pt" style:font-size-asian="10.5pt" style:font-size-complex="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ＭＳ 明朝" style:font-family-asian="'ＭＳ 明朝'" style:font-family-generic-asian="system" style:font-pitch-asian="variable" style:font-name-complex="DejaVu Sans" style:font-family-complex="'DejaVu 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ourier"/>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1:10:05.536680574</meta:creation-date>
    <dc:date>2019-06-03T14:36:18.934672617</dc:date>
    <meta:editing-duration>P3DT6H21M24S</meta:editing-duration>
    <meta:editing-cycles>25</meta:editing-cycles>
    <meta:generator>LibreOffice/6.0.7.3$Linux_X86_64 LibreOffice_project/00m0$Build-3</meta:generator>
    <dc:creator>Alexandra Steinhilber</dc:creator>
    <meta:document-statistic meta:table-count="0" meta:image-count="0" meta:object-count="0" meta:page-count="10" meta:paragraph-count="119" meta:word-count="3489" meta:character-count="23002" meta:non-whitespace-character-count="19602"/>
  </office:meta>
</office:document-meta>
</file>